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48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wrap-option="wrap" style:vertical-align="middle"/>
      <style:text-properties style:text-position="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leaves" calcext:value-type="string">
            <text:p>plant with leaves</text:p>
          </table:table-cell>
          <table:table-cell table:style-name="ce3" office:value-type="string" calcext:value-type="string">
            <text:p>leaves present</text:p>
          </table:table-cell>
          <table:table-cell table:style-name="ce4" office:value-type="string" calcext:value-type="string">
            <text:p>vascular leaf phenological stage</text:p>
          </table:table-cell>
          <table:table-cell table:style-name="ce6" table:formula="of:=CONCATENATE(&quot;A {whole plant} that has the quality {&quot;; [.D2]; &quot;} and that is in the {&quot;; [.E2]; &quot;}.&quot;)" office:value-type="string" office:string-value="A {whole plant} that has the quality {leaves present} and that is in the {vascular leaf phenological stage}." calcext:value-type="string">
            <text:p>A {whole plant} that has the quality {leaves present} and that is in the {vascular leaf phenological stage}.</text:p>
          </table:table-cell>
          <table:table-cell table:formula="of:=CONCATENATE(&quot;'whole plant' THAT 'has quality' SOME '&quot;; [.D2]; &quot;'&quot;; CHAR(10); &quot;;&quot;; CHAR(10); &quot;'whole plant' THAT 'participates in' SOME '&quot;; [.E2]; &quot;'&quot;)" office:value-type="string" office:string-value="'whole plant' THAT 'has quality' SOME 'leaves present'&#10;;&#10;'whole plant' THAT 'participates in' SOME 'vascular leaf phenological stage'" calcext:value-type="string">
            <text:p>'whole plant' THAT 'has quality' SOME 'leaves present'</text:p>
            <text:p>;</text:p>
            <text:p>'whole plant' THAT 'participates in' SOME 'vascular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leaf expansion phenological stage</text:p>
          </table:table-cell>
          <table:table-cell table:style-name="ce6" table:formula="of:=CONCATENATE(&quot;A {whole plant} that has the quality {&quot;; [.D3]; &quot;} and that is in the {&quot;; [.E3]; &quot;}.&quot;)" office:value-type="string" office:string-value="A {whole plant} that has the quality {expanding leaves present} and that is in the {leaf expansion phenological stage}." calcext:value-type="string">
            <text:p>A {whole plant} that has the quality {expanding leaves present} and that is in the {leaf expansion phenological stage}.</text:p>
          </table:table-cell>
          <table:table-cell table:formula="of:=CONCATENATE(&quot;'whole plant' THAT 'has quality' SOME '&quot;; [.D3]; &quot;'&quot;; CHAR(10); &quot;;&quot;; CHAR(10); &quot;'whole plant' THAT 'participates in' SOME '&quot;; [.E3]; &quot;'&quot;)" office:value-type="string" office:string-value="'whole plant' THAT 'has quality' SOME 'expanding leaves present'&#10;;&#10;'whole plant' THAT 'participates in' SOME 'leaf expansion phenological stage'" calcext:value-type="string">
            <text:p>'whole plant' THAT 'has quality' SOME 'expanding leaves present'</text:p>
            <text:p>;</text:p>
            <text:p>'whole plant' THAT 'participates in' SOME 'leaf expansion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6" table:formula="of:=CONCATENATE(&quot;A {whole plant} that has the quality {&quot;; [.D4]; &quot;} and that is in the {&quot;; [.E4]; &quot;}.&quot;)" office:value-type="string" office:string-value="A {whole plant} that has the quality {mature leaves present} and that is in the {mature leaf phenological stage}." calcext:value-type="string">
            <text:p>A {whole plant} that has the quality {mature leaves present} and that is in the {mature leaf phenological stage}.</text:p>
          </table:table-cell>
          <table:table-cell table:formula="of:=CONCATENATE(&quot;'whole plant' THAT 'has quality' SOME '&quot;; [.D4]; &quot;'&quot;; CHAR(10); &quot;;&quot;; CHAR(10); &quot;'whole plant' THAT 'participates in' SOME '&quot;; [.E4]; &quot;'&quot;)" office:value-type="string" office:string-value="'whole plant' THAT 'has quality' SOME 'mature leaves present'&#10;;&#10;'whole plant' THAT 'participates in' SOME 'mature leaf phenological stage'" calcext:value-type="string">
            <text:p>'whole plant' THAT 'has quality' SOME 'mature leaves present'</text:p>
            <text:p>;</text:p>
            <text:p>'whole plant' THAT 'participates in' SOME '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ent leaves" calcext:value-type="string">
            <text:p>plant with senescent leaves</text:p>
          </table:table-cell>
          <table:table-cell table:style-name="ce3" office:value-type="string" calcext:value-type="string">
            <text:p>senescent leaves present</text:p>
          </table:table-cell>
          <table:table-cell table:style-name="ce4" office:value-type="string" calcext:value-type="string">
            <text:p>senescent leaf phenological stage</text:p>
          </table:table-cell>
          <table:table-cell table:style-name="ce6" table:formula="of:=CONCATENATE(&quot;A {whole plant} that has the quality {&quot;; [.D5]; &quot;} and that is in the {&quot;; [.E5]; &quot;}.&quot;)" office:value-type="string" office:string-value="A {whole plant} that has the quality {senescent leaves present} and that is in the {senescent leaf phenological stage}." calcext:value-type="string">
            <text:p>A {whole plant} that has the quality {senescent leaves present} and that is in the {senescent leaf phenological stage}.</text:p>
          </table:table-cell>
          <table:table-cell table:formula="of:=CONCATENATE(&quot;'whole plant' THAT 'has quality' SOME '&quot;; [.D5]; &quot;'&quot;; CHAR(10); &quot;;&quot;; CHAR(10); &quot;'whole plant' THAT 'participates in' SOME '&quot;; [.E5]; &quot;'&quot;)" office:value-type="string" office:string-value="'whole plant' THAT 'has quality' SOME 'senescent leaves present'&#10;;&#10;'whole plant' THAT 'participates in' SOME 'senescent leaf phenological stage'" calcext:value-type="string">
            <text:p>'whole plant' THAT 'has quality' SOME 'senescent leaves present'</text:p>
            <text:p>;</text:p>
            <text:p>'whole plant' THAT 'participates in' SOME 'senescent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6" table:formula="of:=CONCATENATE(&quot;A {whole plant} that has the quality {&quot;; [.D6]; &quot;} and that is in the {&quot;; [.E6]; &quot;}.&quot;)" office:value-type="string" office:string-value="A {whole plant} that has the quality {breaking buds present} and that is in the {bud burst phenological stage}." calcext:value-type="string">
            <text:p>A {whole plant} that has the quality {breaking buds present} and that is in the {bud burst phenological stage}.</text:p>
          </table:table-cell>
          <table:table-cell table:formula="of:=CONCATENATE(&quot;'whole plant' THAT 'has quality' SOME '&quot;; [.D6]; &quot;'&quot;; CHAR(10); &quot;;&quot;; CHAR(10); &quot;'whole plant' THAT 'participates in' SOME '&quot;; [.E6]; &quot;'&quot;)" office:value-type="string" office:string-value="'whole plant' THAT 'has quality' SOME 'breaking buds present'&#10;;&#10;'whole plant' THAT 'participates in' SOME 'bud burst phenological stage'" calcext:value-type="string">
            <text:p>'whole plant' THAT 'has quality' SOME 'breaking buds present'</text:p>
            <text:p>;</text:p>
            <text:p>'whole plant' THAT 'participates in' SOME 'bud burs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6" table:formula="of:=CONCATENATE(&quot;A {whole plant} that has the quality {&quot;; [.D7]; &quot;} and that is in the {&quot;; [.E7]; &quot;}.&quot;)" office:value-type="string" office:string-value="A {whole plant} that has the quality {abscised leaves present} and that is in the {falling leaf phenological stage}." calcext:value-type="string">
            <text:p>A {whole plant} that has the quality {abscised leaves present} and that is in the {falling leaf phenological stage}.</text:p>
          </table:table-cell>
          <table:table-cell table:formula="of:=CONCATENATE(&quot;'whole plant' THAT 'has quality' SOME '&quot;; [.D7]; &quot;'&quot;; CHAR(10); &quot;;&quot;; CHAR(10); &quot;'whole plant' THAT 'participates in' SOME '&quot;; [.E7]; &quot;'&quot;)" office:value-type="string" office:string-value="'whole plant' THAT 'has quality' SOME 'abscised leaves present'&#10;;&#10;'whole plant' THAT 'participates in' SOME 'falling leaf phenological stage'" calcext:value-type="string">
            <text:p>'whole plant' THAT 'has quality' SOME 'abscised leaves present'</text:p>
            <text:p>;</text:p>
            <text:p>'whole plant' THAT 'participates in' SOME 'fall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6" table:formula="of:=CONCATENATE(&quot;A {whole plant} that has the quality {&quot;; [.D8]; &quot;} and that is in the {&quot;; [.E8]; &quot;}.&quot;)" office:value-type="string" office:string-value="A {whole plant} that has the quality {new above-ground shoot-borne shoot systems present} and that is in the {new above-ground shoot-borne shoot system phenological stage}." calcext:value-type="string">
            <text:p>A {whole plant} that has the quality {new above-ground shoot-borne shoot systems present} and that is in the {new above-ground shoot-borne shoot system phenological stage}.</text:p>
          </table:table-cell>
          <table:table-cell table:formula="of:=CONCATENATE(&quot;'whole plant' THAT 'has quality' SOME '&quot;; [.D8]; &quot;'&quot;; CHAR(10); &quot;;&quot;; CHAR(10); &quot;'whole plant' THAT 'participates in' SOME '&quot;; [.E8]; &quot;'&quot;)" office:value-type="string" office:string-value="'whole plant' THAT 'has quality' SOME 'new above-ground shoot-borne shoot systems present'&#10;;&#10;'whole plant' THAT 'participates in' SOME 'new above-ground shoot-borne shoot system phenological stage'" calcext:value-type="string">
            <text:p>'whole plant' THAT 'has quality' SOME 'new above-ground shoot-borne shoot systems present'</text:p>
            <text:p>;</text:p>
            <text:p>'whole plant' THAT 'participates in' SOME 'new above-ground shoot-borne shoot system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0]; &quot;} and that is in the {&quot;; [.E10]; &quot;}.&quot;)" office:value-type="string" office:string-value="A {whole plant} that has the quality {flowers present} and that is in the {flower phenological stage}." calcext:value-type="string">
            <text:p>A {whole plant} that has the quality {flowers present} and that is in the {flower phenological stage}.</text:p>
          </table:table-cell>
          <table:table-cell table:formula="of:=CONCATENATE(&quot;'whole plant' THAT 'has quality' SOME '&quot;; [.D10]; &quot;'&quot;; CHAR(10); &quot;;&quot;; CHAR(10); &quot;'whole plant' THAT 'participates in' SOME '&quot;; [.E10]; &quot;'&quot;)" office:value-type="string" office:string-value="'whole plant' THAT 'has quality' SOME 'flowers present'&#10;;&#10;'whole plant' THAT 'participates in' SOME 'flower phenological stage'" calcext:value-type="string">
            <text:p>'whole plant' THAT 'has quality' SOME 'flowers present'</text:p>
            <text:p>;</text:p>
            <text:p>'whole plant' THAT 'participates in' SOME 'flower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1]; &quot;} and that is in the {&quot;; [.E11]; &quot;}.&quot;)" office:value-type="string" office:string-value="A {whole plant} that has the quality {flower heads present} and that is in the {flower phenological stage}." calcext:value-type="string">
            <text:p>A {whole plant} that has the quality {flower heads present} and that is in the {flower phenological stage}.</text:p>
          </table:table-cell>
          <table:table-cell table:formula="of:=CONCATENATE(&quot;'whole plant' THAT 'has quality' SOME '&quot;; [.D11]; &quot;'&quot;; CHAR(10); &quot;;&quot;; CHAR(10); &quot;'whole plant' THAT 'participates in' SOME '&quot;; [.E11]; &quot;'&quot;)" office:value-type="string" office:string-value="'whole plant' THAT 'has quality' SOME 'flower heads present'&#10;;&#10;'whole plant' THAT 'participates in' SOME 'flower phenological stage'" calcext:value-type="string">
            <text:p>'whole plant' THAT 'has quality' SOME 'flower heads present'</text:p>
            <text:p>;</text:p>
            <text:p>'whole plant' THAT 'participates in' SOME '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6" table:formula="of:=CONCATENATE(&quot;A {whole plant} that has the quality {&quot;; [.D12]; &quot;} and that is in the {&quot;; [.E12]; &quot;}.&quot;)" office:value-type="string" office:string-value="A {whole plant} that has the quality {open flowers present} and that is in the {open flower phenological stage}." calcext:value-type="string">
            <text:p>A {whole plant} that has the quality {open flowers present} and that is in the {open flower phenological stage}.</text:p>
          </table:table-cell>
          <table:table-cell table:formula="of:=CONCATENATE(&quot;'whole plant' THAT 'has quality' SOME '&quot;; [.D12]; &quot;'&quot;; CHAR(10); &quot;;&quot;; CHAR(10); &quot;'whole plant' THAT 'participates in' SOME '&quot;; [.E12]; &quot;'&quot;)" office:value-type="string" office:string-value="'whole plant' THAT 'has quality' SOME 'open flowers present'&#10;;&#10;'whole plant' THAT 'participates in' SOME 'open flower phenological stage'" calcext:value-type="string">
            <text:p>'whole plant' THAT 'has quality' SOME 'open flowers present'</text:p>
            <text:p>;</text:p>
            <text:p>'whole plant' THAT 'participates in' SOME 'open flower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6" table:formula="of:=CONCATENATE(&quot;A {whole plant} that has the quality {&quot;; [.D13]; &quot;} and that is in the {&quot;; [.E13]; &quot;}.&quot;)" office:value-type="string" office:string-value="A {whole plant} that has the quality {pollen-releasing flowers present} and that is in the {pollen release (flower) phenological stage}." calcext:value-type="string">
            <text:p>A {whole plant} that has the quality {pollen-releasing flowers present} and that is in the {pollen release (flower) phenological stage}.</text:p>
          </table:table-cell>
          <table:table-cell table:formula="of:=CONCATENATE(&quot;'whole plant' THAT 'has quality' SOME '&quot;; [.D13]; &quot;'&quot;; CHAR(10); &quot;;&quot;; CHAR(10); &quot;'whole plant' THAT 'participates in' SOME '&quot;; [.E13]; &quot;'&quot;)" office:value-type="string" office:string-value="'whole plant' THAT 'has quality' SOME 'pollen-releasing flowers present'&#10;;&#10;'whole plant' THAT 'participates in' SOME 'pollen release (flower) phenological stage'" calcext:value-type="string">
            <text:p>'whole plant' THAT 'has quality' SOME 'pollen-releasing flowers present'</text:p>
            <text:p>;</text:p>
            <text:p>'whole plant' THAT 'participates in' SOME 'pollen release (flower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fruit phenological stage</text:p>
          </table:table-cell>
          <table:table-cell table:style-name="ce6" table:formula="of:=CONCATENATE(&quot;A {whole plant} that has the quality {&quot;; [.D14]; &quot;} and that is in the {&quot;; [.E14]; &quot;}.&quot;)" office:value-type="string" office:string-value="A {whole plant} that has the quality {fruits present} and that is in the {fruit phenological stage}." calcext:value-type="string">
            <text:p>A {whole plant} that has the quality {fruits present} and that is in the {fruit phenological stage}.</text:p>
          </table:table-cell>
          <table:table-cell table:formula="of:=CONCATENATE(&quot;'whole plant' THAT 'has quality' SOME '&quot;; [.D14]; &quot;'&quot;; CHAR(10); &quot;;&quot;; CHAR(10); &quot;'whole plant' THAT 'participates in' SOME '&quot;; [.E14]; &quot;'&quot;)" office:value-type="string" office:string-value="'whole plant' THAT 'has quality' SOME 'fruits present'&#10;;&#10;'whole plant' THAT 'participates in' SOME 'fruit phenological stage'" calcext:value-type="string">
            <text:p>'whole plant' THAT 'has quality' SOME 'fruits present'</text:p>
            <text:p>;</text:p>
            <text:p>'whole plant' THAT 'participates in' SOME 'fruit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6" table:formula="of:=CONCATENATE(&quot;A {whole plant} that has the quality {&quot;; [.D15]; &quot;} and that is in the {&quot;; [.E15]; &quot;}.&quot;)" office:value-type="string" office:string-value="A {whole plant} that has the quality {ripening fruits present} and that is in the {ripening fruit phenological stage}." calcext:value-type="string">
            <text:p>A {whole plant} that has the quality {ripening fruits present} and that is in the {ripening fruit phenological stage}.</text:p>
          </table:table-cell>
          <table:table-cell table:formula="of:=CONCATENATE(&quot;'whole plant' THAT 'has quality' SOME '&quot;; [.D15]; &quot;'&quot;; CHAR(10); &quot;;&quot;; CHAR(10); &quot;'whole plant' THAT 'participates in' SOME '&quot;; [.E15]; &quot;'&quot;)" office:value-type="string" office:string-value="'whole plant' THAT 'has quality' SOME 'ripening fruits present'&#10;;&#10;'whole plant' THAT 'participates in' SOME 'ripening fruit phenological stage'" calcext:value-type="string">
            <text:p>'whole plant' THAT 'has quality' SOME 'ripening fruits present'</text:p>
            <text:p>;</text:p>
            <text:p>'whole plant' THAT 'participates in' SOME 'ripening fruit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6" table:formula="of:=CONCATENATE(&quot;A {whole plant} that has the quality {&quot;; [.D16]; &quot;} and that is in the {&quot;; [.E16]; &quot;}.&quot;)" office:value-type="string" office:string-value="A {whole plant} that has the quality {abscised fruits or seeds present} and that is in the {falling fruit or seed phenological stage}." calcext:value-type="string">
            <text:p>A {whole plant} that has the quality {abscised fruits or seeds present} and that is in the {falling fruit or seed phenological stage}.</text:p>
          </table:table-cell>
          <table:table-cell table:formula="of:=CONCATENATE(&quot;'whole plant' THAT 'has quality' SOME '&quot;; [.D16]; &quot;'&quot;; CHAR(10); &quot;;&quot;; CHAR(10); &quot;'whole plant' THAT 'participates in' SOME '&quot;; [.E16]; &quot;'&quot;)" office:value-type="string" office:string-value="'whole plant' THAT 'has quality' SOME 'abscised fruits or seeds present'&#10;;&#10;'whole plant' THAT 'participates in' SOME 'falling fruit or seed phenological stage'" calcext:value-type="string">
            <text:p>'whole plant' THAT 'has quality' SOME 'abscised fruits or seeds present'</text:p>
            <text:p>;</text:p>
            <text:p>'whole plant' THAT 'participates in' SOME 'falling fruit or seed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cone phenological stage</text:p>
          </table:table-cell>
          <table:table-cell table:style-name="ce6" table:formula="of:=CONCATENATE(&quot;A {whole plant} that has the quality {&quot;; [.D18]; &quot;} and that is in the {&quot;; [.E18]; &quot;}.&quot;)" office:value-type="string" office:string-value="A {whole plant} that has the quality {cones present} and that is in the {cone phenological stage}." calcext:value-type="string">
            <text:p>A {whole plant} that has the quality {cones present} and that is in the {cone phenological stage}.</text:p>
          </table:table-cell>
          <table:table-cell table:formula="of:=CONCATENATE(&quot;'whole plant' THAT 'has quality' SOME '&quot;; [.D18]; &quot;'&quot;; CHAR(10); &quot;;&quot;; CHAR(10); &quot;'whole plant' THAT 'participates in' SOME '&quot;; [.E18]; &quot;'&quot;)" office:value-type="string" office:string-value="'whole plant' THAT 'has quality' SOME 'cones present'&#10;;&#10;'whole plant' THAT 'participates in' SOME 'cone phenological stage'" calcext:value-type="string">
            <text:p>'whole plant' THAT 'has quality' SOME 'cones present'</text:p>
            <text:p>;</text:p>
            <text:p>'whole plant' THAT 'participates in' SOME '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6" table:formula="of:=CONCATENATE(&quot;A {whole plant} that has the quality {&quot;; [.D19]; &quot;} and that is in the {&quot;; [.E19]; &quot;}.&quot;)" office:value-type="string" office:string-value="A {whole plant} that has the quality {pollen cones present} and that is in the {pollen cone phenological stage}." calcext:value-type="string">
            <text:p>A {whole plant} that has the quality {pollen cones present} and that is in the {pollen cone phenological stage}.</text:p>
          </table:table-cell>
          <table:table-cell table:formula="of:=CONCATENATE(&quot;'whole plant' THAT 'has quality' SOME '&quot;; [.D19]; &quot;'&quot;; CHAR(10); &quot;;&quot;; CHAR(10); &quot;'whole plant' THAT 'participates in' SOME '&quot;; [.E19]; &quot;'&quot;)" office:value-type="string" office:string-value="'whole plant' THAT 'has quality' SOME 'pollen cones present'&#10;;&#10;'whole plant' THAT 'participates in' SOME 'pollen cone phenological stage'" calcext:value-type="string">
            <text:p>'whole plant' THAT 'has quality' SOME 'pollen cones present'</text:p>
            <text:p>;</text:p>
            <text:p>'whole plant' THAT 'participates in' SOME '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6" table:formula="of:=CONCATENATE(&quot;A {whole plant} that has the quality {&quot;; [.D20]; &quot;} and that is in the {&quot;; [.E20]; &quot;}.&quot;)" office:value-type="string" office:string-value="A {whole plant} that has the quality {open pollen cones present} and that is in the {open pollen cone phenological stage}." calcext:value-type="string">
            <text:p>A {whole plant} that has the quality {open pollen cones present} and that is in the {open pollen cone phenological stage}.</text:p>
          </table:table-cell>
          <table:table-cell table:formula="of:=CONCATENATE(&quot;'whole plant' THAT 'has quality' SOME '&quot;; [.D20]; &quot;'&quot;; CHAR(10); &quot;;&quot;; CHAR(10); &quot;'whole plant' THAT 'participates in' SOME '&quot;; [.E20]; &quot;'&quot;)" office:value-type="string" office:string-value="'whole plant' THAT 'has quality' SOME 'open pollen cones present'&#10;;&#10;'whole plant' THAT 'participates in' SOME 'open pollen cone phenological stage'" calcext:value-type="string">
            <text:p>'whole plant' THAT 'has quality' SOME 'open pollen cones present'</text:p>
            <text:p>;</text:p>
            <text:p>'whole plant' THAT 'participates in' SOME 'open pollen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6" table:formula="of:=CONCATENATE(&quot;A {whole plant} that has the quality {&quot;; [.D21]; &quot;} and that is in the {&quot;; [.E21]; &quot;}.&quot;)" office:value-type="string" office:string-value="A {whole plant} that has the quality {pollen-releasing pollen cones present} and that is in the {pollen release (cone) phenological stage}." calcext:value-type="string">
            <text:p>A {whole plant} that has the quality {pollen-releasing pollen cones present} and that is in the {pollen release (cone) phenological stage}.</text:p>
          </table:table-cell>
          <table:table-cell table:formula="of:=CONCATENATE(&quot;'whole plant' THAT 'has quality' SOME '&quot;; [.D21]; &quot;'&quot;; CHAR(10); &quot;;&quot;; CHAR(10); &quot;'whole plant' THAT 'participates in' SOME '&quot;; [.E21]; &quot;'&quot;)" office:value-type="string" office:string-value="'whole plant' THAT 'has quality' SOME 'pollen-releasing pollen cones present'&#10;;&#10;'whole plant' THAT 'participates in' SOME 'pollen release (cone) phenological stage'" calcext:value-type="string">
            <text:p>'whole plant' THAT 'has quality' SOME 'pollen-releasing pollen cones present'</text:p>
            <text:p>;</text:p>
            <text:p>'whole plant' THAT 'participates in' SOME 'pollen release (cone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6" table:formula="of:=CONCATENATE(&quot;A {whole plant} that has the quality {&quot;; [.D22]; &quot;} and that is in the {&quot;; [.E22]; &quot;}.&quot;)" office:value-type="string" office:string-value="A {whole plant} that has the quality {seed cones present} and that is in the {seed cone phenological stage}." calcext:value-type="string">
            <text:p>A {whole plant} that has the quality {seed cones present} and that is in the {seed cone phenological stage}.</text:p>
          </table:table-cell>
          <table:table-cell table:formula="of:=CONCATENATE(&quot;'whole plant' THAT 'has quality' SOME '&quot;; [.D22]; &quot;'&quot;; CHAR(10); &quot;;&quot;; CHAR(10); &quot;'whole plant' THAT 'participates in' SOME '&quot;; [.E22]; &quot;'&quot;)" office:value-type="string" office:string-value="'whole plant' THAT 'has quality' SOME 'seed cones present'&#10;;&#10;'whole plant' THAT 'participates in' SOME 'seed cone phenological stage'" calcext:value-type="string">
            <text:p>'whole plant' THAT 'has quality' SOME 'seed cones present'</text:p>
            <text:p>;</text:p>
            <text:p>'whole plant' THAT 'participates in' SOME '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6" table:formula="of:=CONCATENATE(&quot;A {whole plant} that has the quality {&quot;; [.D23]; &quot;} and that is in the {&quot;; [.E23]; &quot;}.&quot;)" office:value-type="string" office:string-value="A {whole plant} that has the quality {unripe seed cones present} and that is in the {unripe seed cone phenological stage}." calcext:value-type="string">
            <text:p>A {whole plant} that has the quality {unripe seed cones present} and that is in the {unripe seed cone phenological stage}.</text:p>
          </table:table-cell>
          <table:table-cell table:formula="of:=CONCATENATE(&quot;'whole plant' THAT 'has quality' SOME '&quot;; [.D23]; &quot;'&quot;; CHAR(10); &quot;;&quot;; CHAR(10); &quot;'whole plant' THAT 'participates in' SOME '&quot;; [.E23]; &quot;'&quot;)" office:value-type="string" office:string-value="'whole plant' THAT 'has quality' SOME 'unripe seed cones present'&#10;;&#10;'whole plant' THAT 'participates in' SOME 'unripe seed cone phenological stage'" calcext:value-type="string">
            <text:p>'whole plant' THAT 'has quality' SOME 'unripe seed cones present'</text:p>
            <text:p>;</text:p>
            <text:p>'whole plant' THAT 'participates in' SOME 'unripe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ning seed cones" calcext:value-type="string">
            <text:p>plant with ripening seed cones</text:p>
          </table:table-cell>
          <table:table-cell table:style-name="ce3" office:value-type="string" calcext:value-type="string">
            <text:p>ripening seed cones present</text:p>
          </table:table-cell>
          <table:table-cell table:style-name="ce4" office:value-type="string" calcext:value-type="string">
            <text:p>ripening seed cone phenological stage</text:p>
          </table:table-cell>
          <table:table-cell table:style-name="ce6" table:formula="of:=CONCATENATE(&quot;A {whole plant} that has the quality {&quot;; [.D24]; &quot;} and that is in the {&quot;; [.E24]; &quot;}.&quot;)" office:value-type="string" office:string-value="A {whole plant} that has the quality {ripening seed cones present} and that is in the {ripening seed cone phenological stage}." calcext:value-type="string">
            <text:p>A {whole plant} that has the quality {ripening seed cones present} and that is in the {ripening seed cone phenological stage}.</text:p>
          </table:table-cell>
          <table:table-cell table:formula="of:=CONCATENATE(&quot;'whole plant' THAT 'has quality' SOME '&quot;; [.D24]; &quot;'&quot;; CHAR(10); &quot;;&quot;; CHAR(10); &quot;'whole plant' THAT 'participates in' SOME '&quot;; [.E24]; &quot;'&quot;)" office:value-type="string" office:string-value="'whole plant' THAT 'has quality' SOME 'ripening seed cones present'&#10;;&#10;'whole plant' THAT 'participates in' SOME 'ripening seed cone phenological stage'" calcext:value-type="string">
            <text:p>'whole plant' THAT 'has quality' SOME 'ripening seed cones present'</text:p>
            <text:p>;</text:p>
            <text:p>'whole plant' THAT 'participates in' SOME 'ripening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6" table:formula="of:=CONCATENATE(&quot;A {whole plant} that has the quality {&quot;; [.D25]; &quot;} and that is in the {&quot;; [.E25]; &quot;}.&quot;)" office:value-type="string" office:string-value="A {whole plant} that has the quality {abscised cones or seeds present} and that is in the {falling cone or seed phenological stage}." calcext:value-type="string">
            <text:p>A {whole plant} that has the quality {abscised cones or seeds present} and that is in the {falling cone or seed phenological stage}.</text:p>
          </table:table-cell>
          <table:table-cell table:formula="of:=CONCATENATE(&quot;'whole plant' THAT 'has quality' SOME '&quot;; [.D25]; &quot;'&quot;; CHAR(10); &quot;;&quot;; CHAR(10); &quot;'whole plant' THAT 'participates in' SOME '&quot;; [.E25]; &quot;'&quot;)" office:value-type="string" office:string-value="'whole plant' THAT 'has quality' SOME 'abscised cones or seeds present'&#10;;&#10;'whole plant' THAT 'participates in' SOME 'falling cone or seed phenological stage'" calcext:value-type="string">
            <text:p>'whole plant' THAT 'has quality' SOME 'abscised cones or seeds present'</text:p>
            <text:p>;</text:p>
            <text:p>'whole plant' THAT 'participates in' SOME 'falling cone or seed phenological stage'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19:21.723344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48:35.405519874</dc:date>
    <dc:creator>Brian </dc:creator>
    <meta:editing-duration>P23DT2H21M41S</meta:editing-duration>
    <meta:editing-cycles>58</meta:editing-cycles>
    <meta:generator>LibreOffice/5.1.4.2$Linux_X86_64 LibreOffice_project/10m0$Build-2</meta:generator>
    <meta:document-statistic meta:table-count="1" meta:cell-count="165" meta:object-count="0"/>
  </office:meta>
</office:document-meta>
</file>